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0d59" officeooo:paragraph-rsid="00160d59"/>
    </style:style>
    <style:style style:name="P2" style:family="paragraph" style:parent-style-name="Standard">
      <style:text-properties officeooo:rsid="0016300f" officeooo:paragraph-rsid="0016300f"/>
    </style:style>
    <style:style style:name="P3" style:family="paragraph" style:parent-style-name="Standard">
      <style:text-properties officeooo:rsid="0019be72" officeooo:paragraph-rsid="0019be72"/>
    </style:style>
    <style:style style:name="P4" style:family="paragraph" style:parent-style-name="Standard">
      <style:text-properties officeooo:rsid="001a7bec" officeooo:paragraph-rsid="001a7bec"/>
    </style:style>
    <style:style style:name="P5" style:family="paragraph" style:parent-style-name="Standard">
      <style:text-properties officeooo:rsid="001bad50" officeooo:paragraph-rsid="001bad50"/>
    </style:style>
    <style:style style:name="T1" style:family="text">
      <style:text-properties officeooo:rsid="0016300f"/>
    </style:style>
    <style:style style:name="T2" style:family="text">
      <style:text-properties officeooo:rsid="001a7bec"/>
    </style:style>
    <style:style style:name="T3" style:family="text">
      <style:text-properties officeooo:rsid="001ba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not get ahead of yourself only do allocated tasks </text:p>
      <text:p text:style-name="P1"/>
      <text:p text:style-name="P1">if doing design first the examiner should not be able to tell that you have done your design first </text:p>
      <text:p text:style-name="P1"/>
      <text:p text:style-name="P1">be as in depth as possible <text:span text:style-name="T1">keep asking yourself can I say more and make more details </text:span></text:p>
      <text:p text:style-name="P1"/>
      <text:p text:style-name="P2">a fully normalised database to third normal form-design</text:p>
      <text:p text:style-name="P2"/>
      <text:p text:style-name="P3">your write up needs to support your designs with reasoning’s as to why you have designed it that way your good design is not enough for marks </text:p>
      <text:p text:style-name="P3"/>
      <text:p text:style-name="P3">just copy paste pseudocode</text:p>
      <text:p text:style-name="P3"/>
      <text:p text:style-name="P3">design-</text:p>
      <text:p text:style-name="P3">describe why you have used the table names and why each relationship is made the way it is. Also desc<text:span text:style-name="T2">r</text:span>ibe why you have created each table </text:p>
      <text:p text:style-name="P3"/>
      <text:p text:style-name="P3">variables list- list variables that are called frequently such as conn etc <text:span text:style-name="T3">and their purposes</text:span></text:p>
      <text:p text:style-name="P3"/>
      <text:p text:style-name="P4">design of data requirements-</text:p>
      <text:p text:style-name="P4">try catches are very important</text:p>
      <text:p text:style-name="P4">talk about how you circumvent white screens using these try catches</text:p>
      <text:p text:style-name="P4"/>
      <text:p text:style-name="P4">test strategy- talk about what you plan to test and why you are doing it for example erroneous data and boundary data</text:p>
      <text:p text:style-name="P4"/>
      <text:p text:style-name="P4">quality of communication -</text:p>
      <text:p text:style-name="P4">if an examiner looks at your design and could take your design and build exactly whats in your mind that is good communication.</text:p>
      <text:p text:style-name="P4"/>
      <text:p text:style-name="P4">TASK 2 </text:p>
      <text:p text:style-name="P4">testing- the moment your dev starts make a testing table and every time you open the code in a browser log what you’re doing in the table</text:p>
      <text:p text:style-name="P4"/>
      <text:p text:style-name="P4">functionality- </text:p>
      <text:p text:style-name="P4"/>
      <text:p text:style-name="P5">code organisation-good filenames good folder structure and commented code </text:p>
      <text:p text:style-name="P5"/>
      <text:p text:style-name="P5">legal and regulatory guidelines and standards-</text:p>
      <text:p text:style-name="P5">provided that your code testing and report has adressed accessibility and compatibility aswell as legal where appropriate you will get the marks on thi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9:25:39.968657700</meta:creation-date>
    <dc:date>2025-11-04T10:25:20.155056800</dc:date>
    <meta:editing-duration>PT16M10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1" meta:word-count="264" meta:character-count="1525" meta:non-whitespace-character-count="1273"/>
  </office:meta>
</office:document-meta>
</file>